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eterInfo.ParameterInfo( String name , int position , String typeName , ParamMode m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rameterInfo.resolveParameterType( String typeName , ParamMode paramM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ameterInfo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Inf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